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2.8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3.log" table:style-name="ta1">
        <table:shapes>
          <draw:frame draw:z-index="0" draw:style-name="gr1" draw:text-style-name="P1" svg:width="159.99mm" svg:height="89.99mm" svg:x="78.3mm" svg:y="1mm">
            <loext:p draw:notify-on-update-of-ranges="'cameraslog_3.log'.A2:'cameraslog_3.log'.A1001 'cameraslog_3.log'.B1:'cameraslog_3.log'.B1 'cameraslog_3.log'.B2:'cameraslog_3.log'.B1001 'cameraslog_3.log'.A2:'cameraslog_3.log'.A1001 'cameraslog_3.log'.C1:'cameraslog_3.log'.C1 'cameraslog_3.log'.C2:'cameraslog_3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299772" calcext:value-type="float">
            <text:p>16,2997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.890299" calcext:value-type="float">
            <text:p>16,8902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277966" calcext:value-type="float">
            <text:p>15,2779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108131" calcext:value-type="float">
            <text:p>15,1081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573503" calcext:value-type="float">
            <text:p>13,5735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643906" calcext:value-type="float">
            <text:p>13,6439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786025" calcext:value-type="float">
            <text:p>13,7860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869595" calcext:value-type="float">
            <text:p>13,8695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271461" calcext:value-type="float">
            <text:p>14,2714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335636" calcext:value-type="float">
            <text:p>14,3356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459018" calcext:value-type="float">
            <text:p>14,4590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724546" calcext:value-type="float">
            <text:p>14,7245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055025" calcext:value-type="float">
            <text:p>15,0550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125638" calcext:value-type="float">
            <text:p>15,1256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125638" calcext:value-type="float">
            <text:p>15,1256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256615" calcext:value-type="float">
            <text:p>15,2566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768027" calcext:value-type="float">
            <text:p>14,7680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657504" calcext:value-type="float">
            <text:p>14,6575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572119" calcext:value-type="float">
            <text:p>14,5721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616872" calcext:value-type="float">
            <text:p>14,61687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663277" calcext:value-type="float">
            <text:p>14,66327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954797" calcext:value-type="float">
            <text:p>14,95479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824109" calcext:value-type="float">
            <text:p>14,8241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583617" calcext:value-type="float">
            <text:p>14,5836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928035" calcext:value-type="float">
            <text:p>14,9280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037667" calcext:value-type="float">
            <text:p>15,0376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.037667" calcext:value-type="float">
            <text:p>15,0376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.218733" calcext:value-type="float">
            <text:p>15,2187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.218733" calcext:value-type="float">
            <text:p>15,2187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.218733" calcext:value-type="float">
            <text:p>15,2187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218733" calcext:value-type="float">
            <text:p>15,2187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321635" calcext:value-type="float">
            <text:p>15,3216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.580673" calcext:value-type="float">
            <text:p>15,58067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.580673" calcext:value-type="float">
            <text:p>15,58067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.625224" calcext:value-type="float">
            <text:p>15,6252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.722691" calcext:value-type="float">
            <text:p>15,7226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.126358" calcext:value-type="float">
            <text:p>16,1263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.126358" calcext:value-type="float">
            <text:p>16,1263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742171" calcext:value-type="float">
            <text:p>15,74217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742171" calcext:value-type="float">
            <text:p>15,74217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.98261" calcext:value-type="float">
            <text:p>15,982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.754328" calcext:value-type="float">
            <text:p>15,7543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.754328" calcext:value-type="float">
            <text:p>15,7543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987416" calcext:value-type="float">
            <text:p>15,9874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902938" calcext:value-type="float">
            <text:p>15,9029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902938" calcext:value-type="float">
            <text:p>15,9029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902938" calcext:value-type="float">
            <text:p>15,9029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902938" calcext:value-type="float">
            <text:p>15,9029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902938" calcext:value-type="float">
            <text:p>15,9029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916737" calcext:value-type="float">
            <text:p>15,9167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137913" calcext:value-type="float">
            <text:p>15,1379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137913" calcext:value-type="float">
            <text:p>15,1379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.137913" calcext:value-type="float">
            <text:p>15,1379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202882" calcext:value-type="float">
            <text:p>15,2028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.202882" calcext:value-type="float">
            <text:p>15,2028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.878876" calcext:value-type="float">
            <text:p>14,87887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.248377" calcext:value-type="float">
            <text:p>15,24837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.248377" calcext:value-type="float">
            <text:p>15,24837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.248377" calcext:value-type="float">
            <text:p>15,24837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.248377" calcext:value-type="float">
            <text:p>15,24837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.248377" calcext:value-type="float">
            <text:p>15,24837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.898393" calcext:value-type="float">
            <text:p>14,89839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.821258" calcext:value-type="float">
            <text:p>14,8212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813951" calcext:value-type="float">
            <text:p>14,81395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.859451" calcext:value-type="float">
            <text:p>14,85945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.859451" calcext:value-type="float">
            <text:p>14,85945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.444486" calcext:value-type="float">
            <text:p>14,44448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.444486" calcext:value-type="float">
            <text:p>14,44448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.423972" calcext:value-type="float">
            <text:p>14,42397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423972" calcext:value-type="float">
            <text:p>14,42397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423972" calcext:value-type="float">
            <text:p>14,42397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.423972" calcext:value-type="float">
            <text:p>14,42397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.073978" calcext:value-type="float">
            <text:p>14,0739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.073978" calcext:value-type="float">
            <text:p>14,0739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073978" calcext:value-type="float">
            <text:p>14,0739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.073978" calcext:value-type="float">
            <text:p>14,0739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.073978" calcext:value-type="float">
            <text:p>14,0739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.073978" calcext:value-type="float">
            <text:p>14,0739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.073978" calcext:value-type="float">
            <text:p>14,0739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.073978" calcext:value-type="float">
            <text:p>14,0739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.073978" calcext:value-type="float">
            <text:p>14,0739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.073978" calcext:value-type="float">
            <text:p>14,0739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.996921" calcext:value-type="float">
            <text:p>13,9969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.770372" calcext:value-type="float">
            <text:p>13,77037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.595025" calcext:value-type="float">
            <text:p>13,5950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.595025" calcext:value-type="float">
            <text:p>13,5950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.595025" calcext:value-type="float">
            <text:p>13,5950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.387095" calcext:value-type="float">
            <text:p>13,38709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.180058" calcext:value-type="float">
            <text:p>13,18005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180058" calcext:value-type="float">
            <text:p>13,18005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.180058" calcext:value-type="float">
            <text:p>13,18005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.439077" calcext:value-type="float">
            <text:p>13,43907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.439077" calcext:value-type="float">
            <text:p>13,43907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439077" calcext:value-type="float">
            <text:p>13,43907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439077" calcext:value-type="float">
            <text:p>13,43907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.439077" calcext:value-type="float">
            <text:p>13,43907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.58859" calcext:value-type="float">
            <text:p>13,588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.58859" calcext:value-type="float">
            <text:p>13,588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.58859" calcext:value-type="float">
            <text:p>13,588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.58859" calcext:value-type="float">
            <text:p>13,588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.58859" calcext:value-type="float">
            <text:p>13,588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.58859" calcext:value-type="float">
            <text:p>13,5885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.523566" calcext:value-type="float">
            <text:p>13,52356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.679521" calcext:value-type="float">
            <text:p>13,6795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.340737" calcext:value-type="float">
            <text:p>13,3407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340737" calcext:value-type="float">
            <text:p>13,3407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.340737" calcext:value-type="float">
            <text:p>13,3407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.340737" calcext:value-type="float">
            <text:p>13,3407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.249791" calcext:value-type="float">
            <text:p>13,2497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.249791" calcext:value-type="float">
            <text:p>13,2497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.249791" calcext:value-type="float">
            <text:p>13,2497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.249791" calcext:value-type="float">
            <text:p>13,2497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.249791" calcext:value-type="float">
            <text:p>13,2497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.249791" calcext:value-type="float">
            <text:p>13,2497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.249791" calcext:value-type="float">
            <text:p>13,2497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231097" calcext:value-type="float">
            <text:p>13,2310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231097" calcext:value-type="float">
            <text:p>13,2310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231097" calcext:value-type="float">
            <text:p>13,2310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.231097" calcext:value-type="float">
            <text:p>13,2310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.647195" calcext:value-type="float">
            <text:p>12,6471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.647195" calcext:value-type="float">
            <text:p>12,6471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.647195" calcext:value-type="float">
            <text:p>12,6471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.647195" calcext:value-type="float">
            <text:p>12,6471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.647195" calcext:value-type="float">
            <text:p>12,6471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.647195" calcext:value-type="float">
            <text:p>12,6471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.647195" calcext:value-type="float">
            <text:p>12,6471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.647195" calcext:value-type="float">
            <text:p>12,6471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.414154" calcext:value-type="float">
            <text:p>12,4141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.414154" calcext:value-type="float">
            <text:p>12,4141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414154" calcext:value-type="float">
            <text:p>12,4141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.14858" calcext:value-type="float">
            <text:p>12,148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.14858" calcext:value-type="float">
            <text:p>12,148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.14858" calcext:value-type="float">
            <text:p>12,148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.14858" calcext:value-type="float">
            <text:p>12,148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.14858" calcext:value-type="float">
            <text:p>12,148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.14858" calcext:value-type="float">
            <text:p>12,148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.14858" calcext:value-type="float">
            <text:p>12,148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.14858" calcext:value-type="float">
            <text:p>12,148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.14858" calcext:value-type="float">
            <text:p>12,148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.14858" calcext:value-type="float">
            <text:p>12,148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.14858" calcext:value-type="float">
            <text:p>12,148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.14858" calcext:value-type="float">
            <text:p>12,148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.14858" calcext:value-type="float">
            <text:p>12,148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.14858" calcext:value-type="float">
            <text:p>12,148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.14858" calcext:value-type="float">
            <text:p>12,148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.14858" calcext:value-type="float">
            <text:p>12,148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.14858" calcext:value-type="float">
            <text:p>12,148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.14858" calcext:value-type="float">
            <text:p>12,148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.14858" calcext:value-type="float">
            <text:p>12,148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.948046" calcext:value-type="float">
            <text:p>11,9480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.948046" calcext:value-type="float">
            <text:p>11,9480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.948046" calcext:value-type="float">
            <text:p>11,9480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.948046" calcext:value-type="float">
            <text:p>11,9480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.591542" calcext:value-type="float">
            <text:p>11,5915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.591542" calcext:value-type="float">
            <text:p>11,5915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.508008" calcext:value-type="float">
            <text:p>11,5080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.508008" calcext:value-type="float">
            <text:p>11,5080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.508008" calcext:value-type="float">
            <text:p>11,5080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.508008" calcext:value-type="float">
            <text:p>11,5080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.508008" calcext:value-type="float">
            <text:p>11,5080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.534001" calcext:value-type="float">
            <text:p>11,5340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.534001" calcext:value-type="float">
            <text:p>11,5340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.534001" calcext:value-type="float">
            <text:p>11,5340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.534001" calcext:value-type="float">
            <text:p>11,5340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.565579" calcext:value-type="float">
            <text:p>11,5655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.565579" calcext:value-type="float">
            <text:p>11,5655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.546936" calcext:value-type="float">
            <text:p>11,5469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.546936" calcext:value-type="float">
            <text:p>11,5469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.546936" calcext:value-type="float">
            <text:p>11,5469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.572064" calcext:value-type="float">
            <text:p>11,5720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.572064" calcext:value-type="float">
            <text:p>11,5720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.572064" calcext:value-type="float">
            <text:p>11,5720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.572064" calcext:value-type="float">
            <text:p>11,5720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.572064" calcext:value-type="float">
            <text:p>11,5720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.552595" calcext:value-type="float">
            <text:p>11,552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.423521" calcext:value-type="float">
            <text:p>11,4235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.423521" calcext:value-type="float">
            <text:p>11,4235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.423521" calcext:value-type="float">
            <text:p>11,4235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.423521" calcext:value-type="float">
            <text:p>11,4235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.435638" calcext:value-type="float">
            <text:p>11,435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.417049" calcext:value-type="float">
            <text:p>11,4170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.417049" calcext:value-type="float">
            <text:p>11,4170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.417049" calcext:value-type="float">
            <text:p>11,4170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.417049" calcext:value-type="float">
            <text:p>11,4170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.417049" calcext:value-type="float">
            <text:p>11,4170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.417049" calcext:value-type="float">
            <text:p>11,4170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.417049" calcext:value-type="float">
            <text:p>11,4170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.417049" calcext:value-type="float">
            <text:p>11,4170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.275074" calcext:value-type="float">
            <text:p>11,2750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.275074" calcext:value-type="float">
            <text:p>11,2750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.275074" calcext:value-type="float">
            <text:p>11,2750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.275074" calcext:value-type="float">
            <text:p>11,2750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.152423" calcext:value-type="float">
            <text:p>11,1524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.152423" calcext:value-type="float">
            <text:p>11,1524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1.152423" calcext:value-type="float">
            <text:p>11,1524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.152423" calcext:value-type="float">
            <text:p>11,1524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.152423" calcext:value-type="float">
            <text:p>11,1524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.152423" calcext:value-type="float">
            <text:p>11,1524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.152423" calcext:value-type="float">
            <text:p>11,1524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.152423" calcext:value-type="float">
            <text:p>11,1524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.152423" calcext:value-type="float">
            <text:p>11,1524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.152423" calcext:value-type="float">
            <text:p>11,1524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.029881" calcext:value-type="float">
            <text:p>11,0298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.029881" calcext:value-type="float">
            <text:p>11,0298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.029881" calcext:value-type="float">
            <text:p>11,0298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.029881" calcext:value-type="float">
            <text:p>11,0298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.029881" calcext:value-type="float">
            <text:p>11,0298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.029881" calcext:value-type="float">
            <text:p>11,0298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1.029881" calcext:value-type="float">
            <text:p>11,0298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.029881" calcext:value-type="float">
            <text:p>11,0298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.029881" calcext:value-type="float">
            <text:p>11,0298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.029881" calcext:value-type="float">
            <text:p>11,0298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.029881" calcext:value-type="float">
            <text:p>11,0298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.029881" calcext:value-type="float">
            <text:p>11,0298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.029881" calcext:value-type="float">
            <text:p>11,0298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.029881" calcext:value-type="float">
            <text:p>11,0298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.029881" calcext:value-type="float">
            <text:p>11,0298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.029881" calcext:value-type="float">
            <text:p>11,0298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1.029881" calcext:value-type="float">
            <text:p>11,0298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.95925" calcext:value-type="float">
            <text:p>10,959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.886852" calcext:value-type="float">
            <text:p>10,8868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.886852" calcext:value-type="float">
            <text:p>10,8868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.886852" calcext:value-type="float">
            <text:p>10,8868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.886852" calcext:value-type="float">
            <text:p>10,8868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.886852" calcext:value-type="float">
            <text:p>10,8868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.886852" calcext:value-type="float">
            <text:p>10,8868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.886852" calcext:value-type="float">
            <text:p>10,8868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.886852" calcext:value-type="float">
            <text:p>10,8868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.886852" calcext:value-type="float">
            <text:p>10,8868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.886852" calcext:value-type="float">
            <text:p>10,8868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.886852" calcext:value-type="float">
            <text:p>10,8868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.886852" calcext:value-type="float">
            <text:p>10,8868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.886852" calcext:value-type="float">
            <text:p>10,8868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.886852" calcext:value-type="float">
            <text:p>10,8868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.886852" calcext:value-type="float">
            <text:p>10,8868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.886852" calcext:value-type="float">
            <text:p>10,8868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.971237" calcext:value-type="float">
            <text:p>10,9712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.971237" calcext:value-type="float">
            <text:p>10,9712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.971237" calcext:value-type="float">
            <text:p>10,9712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.971237" calcext:value-type="float">
            <text:p>10,9712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.971237" calcext:value-type="float">
            <text:p>10,9712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.971237" calcext:value-type="float">
            <text:p>10,9712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.971237" calcext:value-type="float">
            <text:p>10,9712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.971237" calcext:value-type="float">
            <text:p>10,9712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.971237" calcext:value-type="float">
            <text:p>10,9712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.971237" calcext:value-type="float">
            <text:p>10,9712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.971237" calcext:value-type="float">
            <text:p>10,9712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.971237" calcext:value-type="float">
            <text:p>10,9712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.971237" calcext:value-type="float">
            <text:p>10,9712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.971237" calcext:value-type="float">
            <text:p>10,9712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.971237" calcext:value-type="float">
            <text:p>10,9712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.971237" calcext:value-type="float">
            <text:p>10,9712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.971237" calcext:value-type="float">
            <text:p>10,9712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.81455" calcext:value-type="float">
            <text:p>10,81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.763479" calcext:value-type="float">
            <text:p>10,7634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.763479" calcext:value-type="float">
            <text:p>10,7634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.763479" calcext:value-type="float">
            <text:p>10,7634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.763479" calcext:value-type="float">
            <text:p>10,7634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.763479" calcext:value-type="float">
            <text:p>10,7634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.763479" calcext:value-type="float">
            <text:p>10,7634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.763479" calcext:value-type="float">
            <text:p>10,7634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.433022" calcext:value-type="float">
            <text:p>10,433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.199856" calcext:value-type="float">
            <text:p>10,1998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0.141387" calcext:value-type="float">
            <text:p>10,1413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953918" calcext:value-type="float">
            <text:p>9,953918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19:28.63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19:33.950000000</dc:date>
    <meta:editing-duration>PT1M6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3.log'.A2:'cameraslog_3.log'.C1001 'cameraslog_3.log'.B1:'cameraslog_3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3.log'.B2:'cameraslog_3.log'.B1001" chart:label-cell-address="'cameraslog_3.log'.B1:'cameraslog_3.log'.B1" chart:class="chart:scatter">
            <chart:domain table:cell-range-address="'cameraslog_3.log'.A2:'cameraslog_3.log'.A1001"/>
            <chart:data-point chart:repeated="1000"/>
          </chart:series>
          <chart:series chart:style-name="ch8" chart:values-cell-range-address="'cameraslog_3.log'.C2:'cameraslog_3.log'.C1001" chart:label-cell-address="'cameraslog_3.log'.C1:'cameraslog_3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3.log'.B1:'cameraslog_3.log'.B1</svg:desc>
                </draw:g>
              </table:table-cell>
              <table:table-cell office:value-type="string">
                <text:p>number of cameras</text:p>
                <draw:g>
                  <svg:desc>'cameraslog_3.log'.C1:'cameraslog_3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3.log'.A2:'cameraslog_3.log'.A1001</svg:desc>
                </draw:g>
              </table:table-cell>
              <table:table-cell office:value-type="float" office:value="16.299772">
                <text:p>16.299772</text:p>
                <draw:g>
                  <svg:desc>'cameraslog_3.log'.B2:'cameraslog_3.log'.B1001</svg:desc>
                </draw:g>
              </table:table-cell>
              <table:table-cell office:value-type="float" office:value="19">
                <text:p>19</text:p>
                <draw:g>
                  <svg:desc>'cameraslog_3.log'.C2:'cameraslog_3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890299">
                <text:p>16.8902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.277966">
                <text:p>15.2779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.108131">
                <text:p>15.1081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.573503">
                <text:p>13.57350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.643906">
                <text:p>13.64390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.786025">
                <text:p>13.7860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.869595">
                <text:p>13.8695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.271461">
                <text:p>14.2714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.335636">
                <text:p>14.3356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.459018">
                <text:p>14.4590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.724546">
                <text:p>14.7245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.055025">
                <text:p>15.0550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.125638">
                <text:p>15.1256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.125638">
                <text:p>15.1256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.256615">
                <text:p>15.2566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.768027">
                <text:p>14.7680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.657504">
                <text:p>14.6575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.572119">
                <text:p>14.5721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616872">
                <text:p>14.6168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.663277">
                <text:p>14.6632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954797">
                <text:p>14.9547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4.824109">
                <text:p>14.8241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.583617">
                <text:p>14.5836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4.928035">
                <text:p>14.9280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5.037667">
                <text:p>15.0376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5.037667">
                <text:p>15.0376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.218733">
                <text:p>15.2187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.218733">
                <text:p>15.2187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.218733">
                <text:p>15.2187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.218733">
                <text:p>15.2187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5.321635">
                <text:p>15.3216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5.580673">
                <text:p>15.5806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5.580673">
                <text:p>15.5806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5.625224">
                <text:p>15.6252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5.722691">
                <text:p>15.7226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6.126358">
                <text:p>16.1263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6.126358">
                <text:p>16.1263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.742171">
                <text:p>15.74217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5.742171">
                <text:p>15.74217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.98261">
                <text:p>15.9826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5.754328">
                <text:p>15.7543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5.754328">
                <text:p>15.7543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.987416">
                <text:p>15.9874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5.902938">
                <text:p>15.9029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5.902938">
                <text:p>15.9029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5.902938">
                <text:p>15.9029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5.902938">
                <text:p>15.9029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5.902938">
                <text:p>15.9029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5.916737">
                <text:p>15.9167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5.137913">
                <text:p>15.1379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.137913">
                <text:p>15.1379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5.137913">
                <text:p>15.1379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5.202882">
                <text:p>15.2028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5.202882">
                <text:p>15.2028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4.878876">
                <text:p>14.8788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5.248377">
                <text:p>15.2483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5.248377">
                <text:p>15.2483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5.248377">
                <text:p>15.2483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5.248377">
                <text:p>15.2483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5.248377">
                <text:p>15.2483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4.898393">
                <text:p>14.8983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4.821258">
                <text:p>14.8212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4.813951">
                <text:p>14.8139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4.859451">
                <text:p>14.8594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4.859451">
                <text:p>14.8594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4.444486">
                <text:p>14.4444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.444486">
                <text:p>14.4444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4.423972">
                <text:p>14.4239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.423972">
                <text:p>14.4239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.423972">
                <text:p>14.4239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.423972">
                <text:p>14.4239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.073978">
                <text:p>14.0739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.073978">
                <text:p>14.0739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4.073978">
                <text:p>14.0739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4.073978">
                <text:p>14.0739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4.073978">
                <text:p>14.0739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4.073978">
                <text:p>14.0739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4.073978">
                <text:p>14.0739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4.073978">
                <text:p>14.0739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4.073978">
                <text:p>14.0739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4.073978">
                <text:p>14.0739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3.996921">
                <text:p>13.9969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3.770372">
                <text:p>13.7703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.595025">
                <text:p>13.5950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.595025">
                <text:p>13.5950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3.595025">
                <text:p>13.5950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3.387095">
                <text:p>13.3870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.180058">
                <text:p>13.1800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3.180058">
                <text:p>13.1800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3.180058">
                <text:p>13.1800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3.439077">
                <text:p>13.4390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3.439077">
                <text:p>13.4390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3.439077">
                <text:p>13.4390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3.439077">
                <text:p>13.4390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3.439077">
                <text:p>13.4390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3.58859">
                <text:p>13.588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3.58859">
                <text:p>13.588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3.58859">
                <text:p>13.588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3.58859">
                <text:p>13.588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3.58859">
                <text:p>13.588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3.58859">
                <text:p>13.588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3.523566">
                <text:p>13.5235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3.679521">
                <text:p>13.6795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3.340737">
                <text:p>13.3407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3.340737">
                <text:p>13.3407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3.340737">
                <text:p>13.3407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3.340737">
                <text:p>13.3407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3.249791">
                <text:p>13.2497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3.249791">
                <text:p>13.2497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3.249791">
                <text:p>13.2497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3.249791">
                <text:p>13.2497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3.249791">
                <text:p>13.2497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3.249791">
                <text:p>13.2497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3.249791">
                <text:p>13.2497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3.231097">
                <text:p>13.2310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3.231097">
                <text:p>13.2310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3.231097">
                <text:p>13.2310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.231097">
                <text:p>13.2310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.647195">
                <text:p>12.6471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.647195">
                <text:p>12.6471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2.647195">
                <text:p>12.6471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.647195">
                <text:p>12.6471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.647195">
                <text:p>12.6471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.647195">
                <text:p>12.6471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.647195">
                <text:p>12.6471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.647195">
                <text:p>12.6471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.414154">
                <text:p>12.4141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.414154">
                <text:p>12.4141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2.414154">
                <text:p>12.4141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2.14858">
                <text:p>12.148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2.14858">
                <text:p>12.148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2.14858">
                <text:p>12.148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2.14858">
                <text:p>12.148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2.14858">
                <text:p>12.148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2.14858">
                <text:p>12.148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2.14858">
                <text:p>12.148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2.14858">
                <text:p>12.148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2.14858">
                <text:p>12.148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2.14858">
                <text:p>12.148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2.14858">
                <text:p>12.148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2.14858">
                <text:p>12.148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2.14858">
                <text:p>12.148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2.14858">
                <text:p>12.148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2.14858">
                <text:p>12.148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2.14858">
                <text:p>12.148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2.14858">
                <text:p>12.148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.14858">
                <text:p>12.148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2.14858">
                <text:p>12.148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1.948046">
                <text:p>11.9480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1.948046">
                <text:p>11.9480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1.948046">
                <text:p>11.9480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1.948046">
                <text:p>11.9480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1.591542">
                <text:p>11.5915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1.591542">
                <text:p>11.5915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1.508008">
                <text:p>11.5080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1.508008">
                <text:p>11.5080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1.508008">
                <text:p>11.5080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1.508008">
                <text:p>11.5080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1.508008">
                <text:p>11.5080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1.534001">
                <text:p>11.5340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1.534001">
                <text:p>11.5340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1.534001">
                <text:p>11.5340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1.534001">
                <text:p>11.5340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1.565579">
                <text:p>11.5655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1.565579">
                <text:p>11.5655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1.546936">
                <text:p>11.5469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1.546936">
                <text:p>11.5469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1.546936">
                <text:p>11.5469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1.572064">
                <text:p>11.5720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1.572064">
                <text:p>11.5720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1.572064">
                <text:p>11.5720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1.572064">
                <text:p>11.5720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1.572064">
                <text:p>11.5720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1.552595">
                <text:p>11.5525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1.423521">
                <text:p>11.4235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1.423521">
                <text:p>11.4235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1.423521">
                <text:p>11.4235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1.423521">
                <text:p>11.4235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1.435638">
                <text:p>11.4356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1.417049">
                <text:p>11.4170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1.417049">
                <text:p>11.4170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1.417049">
                <text:p>11.4170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1.417049">
                <text:p>11.4170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1.417049">
                <text:p>11.4170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1.417049">
                <text:p>11.4170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1.417049">
                <text:p>11.4170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1.417049">
                <text:p>11.4170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1.275074">
                <text:p>11.2750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1.275074">
                <text:p>11.2750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1.275074">
                <text:p>11.2750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1.275074">
                <text:p>11.2750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1.152423">
                <text:p>11.1524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1.152423">
                <text:p>11.1524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1.152423">
                <text:p>11.1524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1.152423">
                <text:p>11.1524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1.152423">
                <text:p>11.1524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1.152423">
                <text:p>11.1524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1.152423">
                <text:p>11.1524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1.152423">
                <text:p>11.1524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1.152423">
                <text:p>11.1524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1.152423">
                <text:p>11.1524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1.029881">
                <text:p>11.0298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1.029881">
                <text:p>11.0298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1.029881">
                <text:p>11.0298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1.029881">
                <text:p>11.0298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1.029881">
                <text:p>11.0298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1.029881">
                <text:p>11.0298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1.029881">
                <text:p>11.0298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1.029881">
                <text:p>11.0298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1.029881">
                <text:p>11.0298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1.029881">
                <text:p>11.0298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1.029881">
                <text:p>11.0298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1.029881">
                <text:p>11.0298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1.029881">
                <text:p>11.0298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1.029881">
                <text:p>11.0298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1.029881">
                <text:p>11.0298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1.029881">
                <text:p>11.0298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1.029881">
                <text:p>11.0298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0.95925">
                <text:p>10.959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0.886852">
                <text:p>10.8868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0.886852">
                <text:p>10.8868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0.886852">
                <text:p>10.8868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0.886852">
                <text:p>10.8868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0.886852">
                <text:p>10.8868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0.886852">
                <text:p>10.8868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0.886852">
                <text:p>10.8868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0.886852">
                <text:p>10.8868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0.886852">
                <text:p>10.8868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0.886852">
                <text:p>10.8868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0.886852">
                <text:p>10.8868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0.886852">
                <text:p>10.8868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0.886852">
                <text:p>10.8868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0.886852">
                <text:p>10.8868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0.886852">
                <text:p>10.8868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0.886852">
                <text:p>10.8868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0.971237">
                <text:p>10.9712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0.971237">
                <text:p>10.9712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0.971237">
                <text:p>10.9712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0.971237">
                <text:p>10.9712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0.971237">
                <text:p>10.9712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0.971237">
                <text:p>10.9712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0.971237">
                <text:p>10.9712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0.971237">
                <text:p>10.9712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0.971237">
                <text:p>10.9712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0.971237">
                <text:p>10.9712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0.971237">
                <text:p>10.9712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0.971237">
                <text:p>10.9712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0.971237">
                <text:p>10.9712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0.971237">
                <text:p>10.9712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0.971237">
                <text:p>10.9712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0.971237">
                <text:p>10.9712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0.971237">
                <text:p>10.9712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0.81455">
                <text:p>10.8145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0.763479">
                <text:p>10.7634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0.763479">
                <text:p>10.7634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0.763479">
                <text:p>10.7634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0.763479">
                <text:p>10.7634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0.763479">
                <text:p>10.7634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0.763479">
                <text:p>10.7634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0.763479">
                <text:p>10.7634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0.433022">
                <text:p>10.433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0.199856">
                <text:p>10.1998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0.141387">
                <text:p>10.1413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9.953918">
                <text:p>9.953918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